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9.35pt" svg:y="27.81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66616346884" calcext:value-type="float">
            <text:p>4.66616346884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717739" calcext:value-type="float">
            <text:p>4.72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665" calcext:value-type="float">
            <text:p>6.53E-01</text:p>
          </table:table-cell>
          <table:table-cell table:style-name="ce6" table:formula="of:=([.G8]-[.F8])*1000" office:value-type="float" office:value="128.2261" calcext:value-type="float">
            <text:p>128.2261</text:p>
          </table:table-cell>
          <table:table-cell table:style-name="ce5" table:formula="of:=([.H8]-[.F8])*1000" office:value-type="float" office:value="180.7926" calcext:value-type="float">
            <text:p>1.81E+02</text:p>
          </table:table-cell>
          <table:table-cell table:formula="of:=([.F8]-[.F9])*100/[.F8]" office:value-type="float" office:value="1.02307482461408" calcext:value-type="float">
            <text:p>1.0230748246140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17832410829293" calcext:value-type="float">
            <text:p>-0.217832410829293</text:p>
          </table:table-cell>
          <table:table-cell table:formula="of:=[.I8]-[.M8]" office:value-type="float" office:value="128.443932410829" calcext:value-type="float">
            <text:p>128.443932410829</text:p>
          </table:table-cell>
          <table:table-cell table:formula="of:=[.M8]/[.I8]" office:value-type="float" office:value="-0.00169881491232513" calcext:value-type="float">
            <text:p>-0.00169881491232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4.9699827675" calcext:value-type="float">
            <text:p>4.9699827675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69473" calcext:value-type="float">
            <text:p>4.6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68695" calcext:value-type="float">
            <text:p>6.47E-01</text:p>
          </table:table-cell>
          <table:table-cell table:style-name="ce6" table:formula="of:=([.G9]-[.F9])*1000" office:value-type="float" office:value="133.0527" calcext:value-type="float">
            <text:p>133.0527</text:p>
          </table:table-cell>
          <table:table-cell table:style-name="ce5" table:formula="of:=([.H9]-[.F9])*1000" office:value-type="float" office:value="179.9222" calcext:value-type="float">
            <text:p>1.80E+02</text:p>
          </table:table-cell>
          <table:table-cell table:formula="of:=([.F9]-[.F10])*100/[.F9]" office:value-type="float" office:value="-1.71042856442258" calcext:value-type="float">
            <text:p>-1.7104285644225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5504615341" calcext:value-type="float">
            <text:p>-0.100125504615341</text:p>
          </table:table-cell>
          <table:table-cell table:formula="of:=[.I9]-[.M9]" office:value-type="float" office:value="133.152825504615" calcext:value-type="float">
            <text:p>133.152825504615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4.97812040071" calcext:value-type="float">
            <text:p>4.97812040071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749341" calcext:value-type="float">
            <text:p>4.75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80844" calcext:value-type="float">
            <text:p>6.48E-01</text:p>
          </table:table-cell>
          <table:table-cell table:style-name="ce6" table:formula="of:=([.G10]-[.F10])*1000" office:value-type="float" office:value="125.0659" calcext:value-type="float">
            <text:p>125.0659</text:p>
          </table:table-cell>
          <table:table-cell table:style-name="ce5" table:formula="of:=([.H10]-[.F10])*1000" office:value-type="float" office:value="173.1503" calcext:value-type="float">
            <text:p>1.73E+02</text:p>
          </table:table-cell>
          <table:table-cell table:formula="of:=([.F10]-[.F11])*100/[.F10]" office:value-type="float" office:value="-1.20115611829094" calcext:value-type="float">
            <text:p>-1.20115611829094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5710111129" calcext:value-type="float">
            <text:p>-0.100125710111129</text:p>
          </table:table-cell>
          <table:table-cell table:formula="of:=[.I10]-[.M10]" office:value-type="float" office:value="125.166025710111" calcext:value-type="float">
            <text:p>125.166025710111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4.97403994968" calcext:value-type="float">
            <text:p>4.97403994968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806388" calcext:value-type="float">
            <text:p>4.81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17402" calcext:value-type="float">
            <text:p>6.52E-01</text:p>
          </table:table-cell>
          <table:table-cell table:style-name="ce6" table:formula="of:=([.G11]-[.F11])*1000" office:value-type="float" office:value="119.3612" calcext:value-type="float">
            <text:p>119.3612</text:p>
          </table:table-cell>
          <table:table-cell table:style-name="ce5" table:formula="of:=([.H11]-[.F11])*1000" office:value-type="float" office:value="171.1014" calcext:value-type="float">
            <text:p>1.71E+02</text:p>
          </table:table-cell>
          <table:table-cell table:formula="of:=([.F11]-[.F12])*100/[.F11]" office:value-type="float" office:value="-1.37970550858566" calcext:value-type="float">
            <text:p>-1.37970550858566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5607069436" calcext:value-type="float">
            <text:p>-0.100125607069436</text:p>
          </table:table-cell>
          <table:table-cell table:formula="of:=[.I11]-[.M11]" office:value-type="float" office:value="119.461325607069" calcext:value-type="float">
            <text:p>119.461325607069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01659701757" calcext:value-type="float">
            <text:p>5.0165970175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72702" calcext:value-type="float">
            <text:p>4.8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38798" calcext:value-type="float">
            <text:p>6.54E-01</text:p>
          </table:table-cell>
          <table:table-cell table:style-name="ce6" table:formula="of:=([.G12]-[.F12])*1000" office:value-type="float" office:value="112.7298" calcext:value-type="float">
            <text:p>112.7298</text:p>
          </table:table-cell>
          <table:table-cell table:style-name="ce5" table:formula="of:=([.H12]-[.F12])*1000" office:value-type="float" office:value="166.6096" calcext:value-type="float">
            <text:p>1.67E+02</text:p>
          </table:table-cell>
          <table:table-cell table:formula="of:=([.F12]-[.F13])*100/[.F12]" office:value-type="float" office:value="-0.0629219681400566" calcext:value-type="float">
            <text:p>-0.06292196814005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6681742868" calcext:value-type="float">
            <text:p>-0.100126681742868</text:p>
          </table:table-cell>
          <table:table-cell table:formula="of:=[.I12]-[.M12]" office:value-type="float" office:value="112.829926681743" calcext:value-type="float">
            <text:p>112.829926681743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547" calcext:value-type="float">
            <text:p>160547</text:p>
          </table:table-cell>
          <table:table-cell office:value-type="float" office:value="5.08559367096" calcext:value-type="float">
            <text:p>5.08559367096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75768" calcext:value-type="float">
            <text:p>4.8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867" calcext:value-type="float">
            <text:p>6.53E-01</text:p>
          </table:table-cell>
          <table:table-cell table:style-name="ce6" table:formula="of:=([.G13]-[.F13])*1000" office:value-type="float" office:value="112.4232" calcext:value-type="float">
            <text:p>112.4232</text:p>
          </table:table-cell>
          <table:table-cell table:style-name="ce5" table:formula="of:=([.H13]-[.F13])*1000" office:value-type="float" office:value="165.0099" calcext:value-type="float">
            <text:p>1.65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84240826" calcext:value-type="float">
            <text:p>-0.1001284240826</text:p>
          </table:table-cell>
          <table:table-cell table:formula="of:=[.I13]-[.M13]" office:value-type="float" office:value="112.523328424083" calcext:value-type="float">
            <text:p>112.52332842408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96" calcext:value-type="float">
            <text:p>9696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-3.76413226324439" calcext:value-type="float">
            <text:p>-3.76413226324439</text:p>
          </table:table-cell>
          <table:table-cell table:formula="of:=-([.F8]-[.F9])/[.F8]*100" office:value-type="float" office:value="-1.02307482461408" calcext:value-type="float">
            <text:p>-1.02307482461408</text:p>
          </table:table-cell>
          <table:table-cell/>
          <table:table-cell table:style-name="ce5" table:formula="of:=[.F8]*1000" office:value-type="float" office:value="471.7739" calcext:value-type="float">
            <text:p>4.72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021" calcext:value-type="float">
            <text:p>24021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6.22868511168944" calcext:value-type="float">
            <text:p>6.22868511168944</text:p>
          </table:table-cell>
          <table:table-cell table:formula="of:=-([.F9]-[.F10])/[.F9]*100" office:value-type="float" office:value="1.71042856442258" calcext:value-type="float">
            <text:p>1.71042856442258</text:p>
          </table:table-cell>
          <table:table-cell/>
          <table:table-cell table:style-name="ce5" table:formula="of:=[.F9]*1000" office:value-type="float" office:value="466.9473" calcext:value-type="float">
            <text:p>4.67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508" calcext:value-type="float">
            <text:p>42508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4.44893824268226" calcext:value-type="float">
            <text:p>4.44893824268226</text:p>
          </table:table-cell>
          <table:table-cell table:formula="of:=-([.F10]-[.F11])/[.F10]*100" office:value-type="float" office:value="1.20115611829094" calcext:value-type="float">
            <text:p>1.20115611829094</text:p>
          </table:table-cell>
          <table:table-cell/>
          <table:table-cell table:style-name="ce5" table:formula="of:=[.F10]*1000" office:value-type="float" office:value="474.9341" calcext:value-type="float">
            <text:p>4.75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293" calcext:value-type="float">
            <text:p>64293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5.17164602214371" calcext:value-type="float">
            <text:p>5.17164602214371</text:p>
          </table:table-cell>
          <table:table-cell table:formula="of:=-([.F11]-[.F12])/[.F11]*100" office:value-type="float" office:value="1.37970550858566" calcext:value-type="float">
            <text:p>1.37970550858566</text:p>
          </table:table-cell>
          <table:table-cell/>
          <table:table-cell table:style-name="ce5" table:formula="of:=[.F11]*1000" office:value-type="float" office:value="480.6388" calcext:value-type="float">
            <text:p>4.81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0614" calcext:value-type="float">
            <text:p>12061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239108886568326" calcext:value-type="float">
            <text:p>0.239108886568326</text:p>
          </table:table-cell>
          <table:table-cell table:formula="of:=-([.F12]-[.F13])/[.F12]*100" office:value-type="float" office:value="0.0629219681400566" calcext:value-type="float">
            <text:p>0.062921968140057</text:p>
          </table:table-cell>
          <table:table-cell/>
          <table:table-cell table:style-name="ce5" table:formula="of:=[.F12]*1000" office:value-type="float" office:value="487.2702" calcext:value-type="float">
            <text:p>4.87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547" calcext:value-type="float">
            <text:p>160547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7.6757540001607" calcext:value-type="float">
            <text:p>87.675754000160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7.5768" calcext:value-type="float">
            <text:p>4.88E+0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0:32:20.362663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7T11:44:33.073124993</dc:date>
    <meta:editing-duration>PT1H41M59S</meta:editing-duration>
    <meta:editing-cycles>14</meta:editing-cycles>
    <meta:generator>LibreOffice/6.0.5.2$Linux_X86_64 LibreOffice_project/00m0$Build-2</meta:generator>
    <meta:document-statistic meta:table-count="1" meta:cell-count="13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maximum="5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71.7739">
                <text:p>471.7739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66.9473">
                <text:p>466.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74.9341">
                <text:p>474.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80.6388">
                <text:p>480.6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487.2702">
                <text:p>487.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487.5768">
                <text:p>487.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4cm" svg:width="10.826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">
                <text:p>9696</text:p>
              </table:table-cell>
              <table:table-cell office:value-type="float" office:value="0.4717739">
                <text:p>0.4717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21">
                <text:p>24021</text:p>
              </table:table-cell>
              <table:table-cell office:value-type="float" office:value="0.4669473">
                <text:p>0.466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08">
                <text:p>42508</text:p>
              </table:table-cell>
              <table:table-cell office:value-type="float" office:value="0.4749341">
                <text:p>0.474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93">
                <text:p>64293</text:p>
              </table:table-cell>
              <table:table-cell office:value-type="float" office:value="0.4806388">
                <text:p>0.480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614">
                <text:p>120614</text:p>
              </table:table-cell>
              <table:table-cell office:value-type="float" office:value="0.4872702">
                <text:p>0.4872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547">
                <text:p>160547</text:p>
              </table:table-cell>
              <table:table-cell office:value-type="float" office:value="0.4875768">
                <text:p>0.4875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1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128.2261">
                <text:p>128.2261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80.7926">
                <text:p>180.7926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79.9222">
                <text:p>179.9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73.1503">
                <text:p>173.1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71.1014">
                <text:p>171.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66.6096">
                <text:p>166.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65.0099">
                <text:p>165.00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3cm" svg:width="12.391cm" svg:height="7.058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.66616346884">
                <text:p>4.66616346884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.9699827675">
                <text:p>4.969982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7812040071">
                <text:p>4.97812040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.97403994968">
                <text:p>4.9740399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1659701757">
                <text:p>5.01659701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5.08559367096">
                <text:p>5.085593670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1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28.2261">
                <text:p>128.2261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